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7000003C2BECA1E7B629AF2E5.png" manifest:media-type="image/png"/>
  <manifest:file-entry manifest:full-path="Pictures/1000000100000737000003C24BAD3A1EE8A8C196.png" manifest:media-type="image/png"/>
  <manifest:file-entry manifest:full-path="Pictures/1000000100000737000003C2F7C330A2ED5A89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" text:anchor-type="char" svg:x="-0.0429in" svg:y="0.0626in" svg:width="6.6929in" svg:height="3.4854in" draw:z-index="0"><draw:image xlink:href="Pictures/1000000100000737000003C2F7C330A2ED5A896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char" svg:x="0.3909in" svg:y="0.3244in" svg:width="6.6929in" svg:height="3.4854in" draw:z-index="1"><draw:image xlink:href="Pictures/1000000100000737000003C24BAD3A1EE8A8C196.png" xlink:type="simple" xlink:show="embed" xlink:actuate="onLoad" draw:mime-type="image/png"/></draw:frame>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width="6.6929in" svg:height="3.4854in" draw:z-index="2"><draw:image xlink:href="Pictures/1000000100000737000003C2BECA1E7B629AF2E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7T11:22:27.060454862</meta:creation-date>
    <dc:date>2024-06-07T11:24:33.448165235</dc:date>
    <meta:editing-duration>PT2M7S</meta:editing-duration>
    <meta:editing-cycles>1</meta:editing-cycles>
    <meta:document-statistic meta:table-count="0" meta:image-count="3" meta:object-count="0" meta:page-count="4" meta:paragraph-count="0" meta:word-count="0" meta:character-count="0" meta:non-whitespace-character-count="0"/>
    <meta:generator>LibreOffice/7.3.7.2$Linux_X86_64 LibreOffice_project/30$Build-2</meta:generator>
  </office:meta>
</office:document-meta>
</file>